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4709in"/>
    </style:style>
    <style:style style:name="co2" style:family="table-column">
      <style:table-column-properties fo:break-before="auto" style:column-width="0.9874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422in" svg:y="3.4772in">
            <draw:object draw:notify-on-update-of-ranges="Sheet1.G18:Sheet1.I18 Sheet1.G19:Sheet1.I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1862in" svg:y="3.4697in">
            <draw:object draw:notify-on-update-of-ranges="Sheet1.L18:Sheet1.N18 Sheet1.L19:Sheet1.N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2" table:default-cell-style-name="Default"/>
        <table:table-column table:style-name="co4" table:number-columns-repeated="3" table:default-cell-style-name="ce1"/>
        <table:table-column table:style-name="co4" table:number-columns-repeated="2" table:default-cell-style-name="Default"/>
        <table:table-column table:style-name="co4" table:number-columns-repeated="3" table:default-cell-style-name="ce1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WaltMart</text:p>
          </table:table-cell>
          <table:table-cell table:style-name="Default" office:value-type="string" calcext:value-type="string">
            <text:p>Dollar Trap</text:p>
          </table:table-cell>
          <table:table-cell table:style-name="Default" office:value-type="string" calcext:value-type="string">
            <text:p>Office Repo</text:p>
          </table:table-cell>
          <table:table-cell/>
          <table:table-cell office:value-type="string" calcext:value-type="string">
            <text:p>Susan</text:p>
          </table:table-cell>
          <table:table-cell table:style-name="Default" office:value-type="string" calcext:value-type="string">
            <text:p>WaltMart</text:p>
          </table:table-cell>
          <table:table-cell table:style-name="Default" office:value-type="string" calcext:value-type="string">
            <text:p>Dollar Trap</text:p>
          </table:table-cell>
          <table:table-cell table:style-name="Default" office:value-type="string" calcext:value-type="string">
            <text:p>Office Repo</text:p>
          </table:table-cell>
          <table:table-cell/>
          <table:table-cell office:value-type="string" calcext:value-type="string">
            <text:p>Tim</text:p>
          </table:table-cell>
          <table:table-cell table:style-name="Default" office:value-type="string" calcext:value-type="string">
            <text:p>WaltMart</text:p>
          </table:table-cell>
          <table:table-cell table:style-name="Default" office:value-type="string" calcext:value-type="string">
            <text:p>Dollar Trap</text:p>
          </table:table-cell>
          <table:table-cell table:style-name="Default" office:value-type="string" calcext:value-type="string">
            <text:p>Office Repo</text:p>
          </table:table-cell>
        </table:table-row>
        <table:table-row table:style-name="ro1">
          <table:table-cell office:value-type="string" calcext:value-type="string">
            <text:p>Ball Point Pen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1.4" calcext:value-type="currency">
            <text:p>$1.4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3]*[.F3]" office:value-type="currency" office:currency="USD" office:value="1.5" calcext:value-type="currency">
            <text:p>$1.50</text:p>
          </table:table-cell>
          <table:table-cell table:formula="of:=[.C3]*[.F3]" office:value-type="currency" office:currency="USD" office:value="1.2" calcext:value-type="currency">
            <text:p>$1.20</text:p>
          </table:table-cell>
          <table:table-cell table:formula="of:=[.D3]*[.F3]" office:value-type="currency" office:currency="USD" office:value="4.2" calcext:value-type="currency">
            <text:p>$4.2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3]*[.B3]" office:value-type="currency" office:currency="USD" office:value="2" calcext:value-type="currency">
            <text:p>$2.00</text:p>
          </table:table-cell>
          <table:table-cell table:formula="of:=[.K3]*[.C3]" office:value-type="currency" office:currency="USD" office:value="1.6" calcext:value-type="currency">
            <text:p>$1.60</text:p>
          </table:table-cell>
          <table:table-cell table:formula="of:=[.K3]*[.D3]" office:value-type="currency" office:currency="USD" office:value="5.6" calcext:value-type="currency">
            <text:p>$5.60</text:p>
          </table:table-cell>
        </table:table-row>
        <table:table-row table:style-name="ro1">
          <table:table-cell office:value-type="string" calcext:value-type="string">
            <text:p>TI-35 Calculator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currency" office:currency="USD" office:value="33" calcext:value-type="currency">
            <text:p>$33.00</text:p>
          </table:table-cell>
          <table:table-cell office:value-type="currency" office:currency="USD" office:value="31" calcext:value-type="currency">
            <text:p>$31.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]*[.F4]" office:value-type="currency" office:currency="USD" office:value="28" calcext:value-type="currency">
            <text:p>$28.00</text:p>
          </table:table-cell>
          <table:table-cell table:formula="of:=[.C4]*[.F4]" office:value-type="currency" office:currency="USD" office:value="33" calcext:value-type="currency">
            <text:p>$33.00</text:p>
          </table:table-cell>
          <table:table-cell table:formula="of:=[.D4]*[.F4]" office:value-type="currency" office:currency="USD" office:value="31" calcext:value-type="currency">
            <text:p>$31.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4]*[.B4]" office:value-type="currency" office:currency="USD" office:value="84" calcext:value-type="currency">
            <text:p>$84.00</text:p>
          </table:table-cell>
          <table:table-cell table:formula="of:=[.K4]*[.C4]" office:value-type="currency" office:currency="USD" office:value="99" calcext:value-type="currency">
            <text:p>$99.00</text:p>
          </table:table-cell>
          <table:table-cell table:formula="of:=[.K4]*[.D4]" office:value-type="currency" office:currency="USD" office:value="93" calcext:value-type="currency">
            <text:p>$93.00</text:p>
          </table:table-cell>
        </table:table-row>
        <table:table-row table:style-name="ro1">
          <table:table-cell office:value-type="string" calcext:value-type="string">
            <text:p>100 page Notebook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5]*[.F5]" office:value-type="currency" office:currency="USD" office:value="12.6" calcext:value-type="currency">
            <text:p>$12.60</text:p>
          </table:table-cell>
          <table:table-cell table:formula="of:=[.C5]*[.F5]" office:value-type="currency" office:currency="USD" office:value="7" calcext:value-type="currency">
            <text:p>$7.00</text:p>
          </table:table-cell>
          <table:table-cell table:formula="of:=[.D5]*[.F5]" office:value-type="currency" office:currency="USD" office:value="14" calcext:value-type="currency">
            <text:p>$14.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5]*[.B5]" office:value-type="currency" office:currency="USD" office:value="5.4" calcext:value-type="currency">
            <text:p>$5.40</text:p>
          </table:table-cell>
          <table:table-cell table:formula="of:=[.K5]*[.C5]" office:value-type="currency" office:currency="USD" office:value="3" calcext:value-type="currency">
            <text:p>$3.00</text:p>
          </table:table-cell>
          <table:table-cell table:formula="of:=[.K5]*[.D5]" office:value-type="currency" office:currency="USD" office:value="6" calcext:value-type="currency">
            <text:p>$6.00</text:p>
          </table:table-cell>
        </table:table-row>
        <table:table-row table:style-name="ro1">
          <table:table-cell office:value-type="string" calcext:value-type="string">
            <text:p>8 oz Glue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currency" office:currency="USD" office:value="0.8" calcext:value-type="currency">
            <text:p>$0.80</text:p>
          </table:table-cell>
          <table:table-cell office:value-type="currency" office:currency="USD" office:value="1.5" calcext:value-type="currency">
            <text:p>$1.5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]*[.F6]" office:value-type="currency" office:currency="USD" office:value="1.2" calcext:value-type="currency">
            <text:p>$1.20</text:p>
          </table:table-cell>
          <table:table-cell table:formula="of:=[.C6]*[.F6]" office:value-type="currency" office:currency="USD" office:value="0.8" calcext:value-type="currency">
            <text:p>$0.80</text:p>
          </table:table-cell>
          <table:table-cell table:formula="of:=[.D6]*[.F6]" office:value-type="currency" office:currency="USD" office:value="1.5" calcext:value-type="currency">
            <text:p>$1.5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6]*[.B6]" office:value-type="currency" office:currency="USD" office:value="6" calcext:value-type="currency">
            <text:p>$6.00</text:p>
          </table:table-cell>
          <table:table-cell table:formula="of:=[.K6]*[.C6]" office:value-type="currency" office:currency="USD" office:value="4" calcext:value-type="currency">
            <text:p>$4.00</text:p>
          </table:table-cell>
          <table:table-cell table:formula="of:=[.K6]*[.D6]" office:value-type="currency" office:currency="USD" office:value="7.5" calcext:value-type="currency">
            <text:p>$7.50</text:p>
          </table:table-cell>
        </table:table-row>
        <table:table-row table:style-name="ro1">
          <table:table-cell office:value-type="string" calcext:value-type="string">
            <text:p>Clear Tape</text:p>
          </table:table-cell>
          <table:table-cell office:value-type="currency" office:currency="USD" office:value="2.4" calcext:value-type="currency">
            <text:p>$2.40</text:p>
          </table:table-cell>
          <table:table-cell office:value-type="currency" office:currency="USD" office:value="1.4" calcext:value-type="currency">
            <text:p>$1.4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7]*[.F7]" office:value-type="currency" office:currency="USD" office:value="4.8" calcext:value-type="currency">
            <text:p>$4.80</text:p>
          </table:table-cell>
          <table:table-cell table:formula="of:=[.C7]*[.F7]" office:value-type="currency" office:currency="USD" office:value="2.8" calcext:value-type="currency">
            <text:p>$2.80</text:p>
          </table:table-cell>
          <table:table-cell table:formula="of:=[.D7]*[.F7]" office:value-type="currency" office:currency="USD" office:value="4.8" calcext:value-type="currency">
            <text:p>$4.8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7]*[.B7]" office:value-type="currency" office:currency="USD" office:value="4.8" calcext:value-type="currency">
            <text:p>$4.80</text:p>
          </table:table-cell>
          <table:table-cell table:formula="of:=[.K7]*[.C7]" office:value-type="currency" office:currency="USD" office:value="2.8" calcext:value-type="currency">
            <text:p>$2.80</text:p>
          </table:table-cell>
          <table:table-cell table:formula="of:=[.K7]*[.D7]" office:value-type="currency" office:currency="USD" office:value="4.8" calcext:value-type="currency">
            <text:p>$4.80</text:p>
          </table:table-cell>
        </table:table-row>
        <table:table-row table:style-name="ro1">
          <table:table-cell office:value-type="string" calcext:value-type="string">
            <text:p>Eraser</text:p>
          </table:table-cell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8" calcext:value-type="currency">
            <text:p>$0.8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8]*[.F8]" office:value-type="currency" office:currency="USD" office:value="1.8" calcext:value-type="currency">
            <text:p>$1.80</text:p>
          </table:table-cell>
          <table:table-cell table:formula="of:=[.C8]*[.F8]" office:value-type="currency" office:currency="USD" office:value="0.4" calcext:value-type="currency">
            <text:p>$0.40</text:p>
          </table:table-cell>
          <table:table-cell table:formula="of:=[.D8]*[.F8]" office:value-type="currency" office:currency="USD" office:value="1.6" calcext:value-type="currency">
            <text:p>$1.6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8]*[.B8]" office:value-type="currency" office:currency="USD" office:value="0.9" calcext:value-type="currency">
            <text:p>$0.90</text:p>
          </table:table-cell>
          <table:table-cell table:formula="of:=[.K8]*[.C8]" office:value-type="currency" office:currency="USD" office:value="0.2" calcext:value-type="currency">
            <text:p>$0.20</text:p>
          </table:table-cell>
          <table:table-cell table:formula="of:=[.K8]*[.D8]" office:value-type="currency" office:currency="USD" office:value="0.8" calcext:value-type="currency">
            <text:p>$0.80</text:p>
          </table:table-cell>
        </table:table-row>
        <table:table-row table:style-name="ro1">
          <table:table-cell office:value-type="string" calcext:value-type="string">
            <text:p>10 No. 2 Pencils</text:p>
          </table:table-cell>
          <table:table-cell office:value-type="currency" office:currency="USD" office:value="0.99" calcext:value-type="currency">
            <text:p>$0.99</text:p>
          </table:table-cell>
          <table:table-cell office:value-type="currency" office:currency="USD" office:value="0.59" calcext:value-type="currency">
            <text:p>$0.59</text:p>
          </table:table-cell>
          <table:table-cell office:value-type="currency" office:currency="USD" office:value="2.59" calcext:value-type="currency">
            <text:p>$2.5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9]*[.F9]" office:value-type="currency" office:currency="USD" office:value="0.99" calcext:value-type="currency">
            <text:p>$0.99</text:p>
          </table:table-cell>
          <table:table-cell table:formula="of:=[.C9]*[.F9]" office:value-type="currency" office:currency="USD" office:value="0.59" calcext:value-type="currency">
            <text:p>$0.59</text:p>
          </table:table-cell>
          <table:table-cell table:formula="of:=[.D9]*[.F9]" office:value-type="currency" office:currency="USD" office:value="2.59" calcext:value-type="currency">
            <text:p>$2.5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9]*[.B9]" office:value-type="currency" office:currency="USD" office:value="3.96" calcext:value-type="currency">
            <text:p>$3.96</text:p>
          </table:table-cell>
          <table:table-cell table:formula="of:=[.K9]*[.C9]" office:value-type="currency" office:currency="USD" office:value="2.36" calcext:value-type="currency">
            <text:p>$2.36</text:p>
          </table:table-cell>
          <table:table-cell table:formula="of:=[.K9]*[.D9]" office:value-type="currency" office:currency="USD" office:value="10.36" calcext:value-type="currency">
            <text:p>$10.36</text:p>
          </table:table-cell>
        </table:table-row>
        <table:table-row table:style-name="ro1">
          <table:table-cell office:value-type="string" calcext:value-type="string">
            <text:p>2 inch binder</text:p>
          </table:table-cell>
          <table:table-cell office:value-type="currency" office:currency="USD" office:value="1.25" calcext:value-type="currency">
            <text:p>$1.25</text:p>
          </table:table-cell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15" calcext:value-type="currency">
            <text:p>$2.1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0]*[.F10]" office:value-type="currency" office:currency="USD" office:value="5" calcext:value-type="currency">
            <text:p>$5.00</text:p>
          </table:table-cell>
          <table:table-cell table:formula="of:=[.C10]*[.F10]" office:value-type="currency" office:currency="USD" office:value="13" calcext:value-type="currency">
            <text:p>$13.00</text:p>
          </table:table-cell>
          <table:table-cell table:formula="of:=[.D10]*[.F10]" office:value-type="currency" office:currency="USD" office:value="8.6" calcext:value-type="currency">
            <text:p>$8.6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10]*[.B10]" office:value-type="currency" office:currency="USD" office:value="6.25" calcext:value-type="currency">
            <text:p>$6.25</text:p>
          </table:table-cell>
          <table:table-cell table:formula="of:=[.K10]*[.C10]" office:value-type="currency" office:currency="USD" office:value="16.25" calcext:value-type="currency">
            <text:p>$16.25</text:p>
          </table:table-cell>
          <table:table-cell table:formula="of:=[.K10]*[.D10]" office:value-type="currency" office:currency="USD" office:value="10.75" calcext:value-type="currency">
            <text:p>$10.75</text:p>
          </table:table-cell>
        </table:table-row>
        <table:table-row table:style-name="ro1">
          <table:table-cell office:value-type="string" calcext:value-type="string">
            <text:p>USB stick5gb</text:p>
          </table:table-cell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3" calcext:value-type="currency">
            <text:p>$13.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1]*[.F11]" office:value-type="currency" office:currency="USD" office:value="9.5" calcext:value-type="currency">
            <text:p>$9.50</text:p>
          </table:table-cell>
          <table:table-cell table:formula="of:=[.C11]*[.F11]" office:value-type="currency" office:currency="USD" office:value="14" calcext:value-type="currency">
            <text:p>$14.00</text:p>
          </table:table-cell>
          <table:table-cell table:formula="of:=[.D11]*[.F11]" office:value-type="currency" office:currency="USD" office:value="13" calcext:value-type="currency">
            <text:p>$13.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11]*[.B11]" office:value-type="currency" office:currency="USD" office:value="19" calcext:value-type="currency">
            <text:p>$19.00</text:p>
          </table:table-cell>
          <table:table-cell table:formula="of:=[.K11]*[.C11]" office:value-type="currency" office:currency="USD" office:value="28" calcext:value-type="currency">
            <text:p>$28.00</text:p>
          </table:table-cell>
          <table:table-cell table:formula="of:=[.K11]*[.D11]" office:value-type="currency" office:currency="USD" office:value="26" calcext:value-type="currency">
            <text:p>$26.00</text:p>
          </table:table-cell>
        </table:table-row>
        <table:table-row table:style-name="ro1">
          <table:table-cell office:value-type="string" calcext:value-type="string">
            <text:p>8 colors Markers</text:p>
          </table:table-cell>
          <table:table-cell office:value-type="currency" office:currency="USD" office:value="4.55" calcext:value-type="currency">
            <text:p>$4.55</text:p>
          </table:table-cell>
          <table:table-cell office:value-type="currency" office:currency="USD" office:value="2.55" calcext:value-type="currency">
            <text:p>$2.55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2]*[.F12]" office:value-type="currency" office:currency="USD" office:value="4.55" calcext:value-type="currency">
            <text:p>$4.55</text:p>
          </table:table-cell>
          <table:table-cell table:formula="of:=[.C12]*[.F12]" office:value-type="currency" office:currency="USD" office:value="2.55" calcext:value-type="currency">
            <text:p>$2.55</text:p>
          </table:table-cell>
          <table:table-cell table:formula="of:=[.D12]*[.F12]" office:value-type="currency" office:currency="USD" office:value="6" calcext:value-type="currency">
            <text:p>$6.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12]*[.B12]" office:value-type="currency" office:currency="USD" office:value="4.55" calcext:value-type="currency">
            <text:p>$4.55</text:p>
          </table:table-cell>
          <table:table-cell table:formula="of:=[.K12]*[.C12]" office:value-type="currency" office:currency="USD" office:value="2.55" calcext:value-type="currency">
            <text:p>$2.55</text:p>
          </table:table-cell>
          <table:table-cell table:formula="of:=[.K12]*[.D12]" office:value-type="currency" office:currency="USD" office:value="6" calcext:value-type="currency">
            <text:p>$6.00</text:p>
          </table:table-cell>
        </table:table-row>
        <table:table-row table:style-name="ro1">
          <table:table-cell office:value-type="string" calcext:value-type="string">
            <text:p>Staplers</text:p>
          </table:table-cell>
          <table:table-cell office:value-type="currency" office:currency="USD" office:value="4.2" calcext:value-type="currency">
            <text:p>$4.20</text:p>
          </table:table-cell>
          <table:table-cell office:value-type="currency" office:currency="USD" office:value="2.2" calcext:value-type="currency">
            <text:p>$2.20</text:p>
          </table:table-cell>
          <table:table-cell office:value-type="currency" office:currency="USD" office:value="3" calcext:value-type="currency">
            <text:p>$3.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3]*[.F13]" office:value-type="currency" office:currency="USD" office:value="4.2" calcext:value-type="currency">
            <text:p>$4.20</text:p>
          </table:table-cell>
          <table:table-cell table:formula="of:=[.C13]*[.F13]" office:value-type="currency" office:currency="USD" office:value="2.2" calcext:value-type="currency">
            <text:p>$2.20</text:p>
          </table:table-cell>
          <table:table-cell table:formula="of:=[.D13]*[.F13]" office:value-type="currency" office:currency="USD" office:value="3" calcext:value-type="currency">
            <text:p>$3.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13]*[.B13]" office:value-type="currency" office:currency="USD" office:value="12.6" calcext:value-type="currency">
            <text:p>$12.60</text:p>
          </table:table-cell>
          <table:table-cell table:formula="of:=[.K13]*[.C13]" office:value-type="currency" office:currency="USD" office:value="6.6" calcext:value-type="currency">
            <text:p>$6.60</text:p>
          </table:table-cell>
          <table:table-cell table:formula="of:=[.K13]*[.D13]" office:value-type="currency" office:currency="USD" office:value="9" calcext:value-type="currency">
            <text:p>$9.00</text:p>
          </table:table-cell>
        </table:table-row>
        <table:table-row table:style-name="ro1">
          <table:table-cell office:value-type="string" calcext:value-type="string">
            <text:p>Planner Book</text:p>
          </table:table-cell>
          <table:table-cell office:value-type="currency" office:currency="USD" office:value="3.9" calcext:value-type="currency">
            <text:p>$3.9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8" calcext:value-type="currency">
            <text:p>$8.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4]*[.F14]" office:value-type="currency" office:currency="USD" office:value="3.9" calcext:value-type="currency">
            <text:p>$3.90</text:p>
          </table:table-cell>
          <table:table-cell table:formula="of:=[.C14]*[.F14]" office:value-type="currency" office:currency="USD" office:value="5" calcext:value-type="currency">
            <text:p>$5.00</text:p>
          </table:table-cell>
          <table:table-cell table:formula="of:=[.D14]*[.F14]" office:value-type="currency" office:currency="USD" office:value="8" calcext:value-type="currency">
            <text:p>$8.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K14]*[.B14]" office:value-type="currency" office:currency="USD" office:value="15.6" calcext:value-type="currency">
            <text:p>$15.60</text:p>
          </table:table-cell>
          <table:table-cell table:formula="of:=[.K14]*[.C14]" office:value-type="currency" office:currency="USD" office:value="20" calcext:value-type="currency">
            <text:p>$20.00</text:p>
          </table:table-cell>
          <table:table-cell table:formula="of:=[.K14]*[.D14]" office:value-type="currency" office:currency="USD" office:value="32" calcext:value-type="currency">
            <text:p>$32.00</text:p>
          </table:table-cell>
        </table:table-row>
        <table:table-row table:style-name="ro1">
          <table:table-cell office:value-type="string" calcext:value-type="string">
            <text:p>Protactor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5]*[.F15]" office:value-type="currency" office:currency="USD" office:value="1" calcext:value-type="currency">
            <text:p>$1.00</text:p>
          </table:table-cell>
          <table:table-cell table:formula="of:=[.C15]*[.F15]" office:value-type="currency" office:currency="USD" office:value="2" calcext:value-type="currency">
            <text:p>$2.00</text:p>
          </table:table-cell>
          <table:table-cell table:formula="of:=[.D15]*[.F15]" office:value-type="currency" office:currency="USD" office:value="1" calcext:value-type="currency">
            <text:p>$1.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15]*[.B15]" office:value-type="currency" office:currency="USD" office:value="2" calcext:value-type="currency">
            <text:p>$2.00</text:p>
          </table:table-cell>
          <table:table-cell table:formula="of:=[.K15]*[.C15]" office:value-type="currency" office:currency="USD" office:value="4" calcext:value-type="currency">
            <text:p>$4.00</text:p>
          </table:table-cell>
          <table:table-cell table:formula="of:=[.K15]*[.D15]" office:value-type="currency" office:currency="USD" office:value="2" calcext:value-type="currency">
            <text:p>$2.00</text:p>
          </table:table-cell>
        </table:table-row>
        <table:table-row table:style-name="ro1">
          <table:table-cell office:value-type="string" calcext:value-type="string">
            <text:p>Compass</text:p>
          </table:table-cell>
          <table:table-cell office:value-type="currency" office:currency="USD" office:value="1.75" calcext:value-type="currency">
            <text:p>$1.75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6]*[.F16]" office:value-type="currency" office:currency="USD" office:value="1.75" calcext:value-type="currency">
            <text:p>$1.75</text:p>
          </table:table-cell>
          <table:table-cell table:formula="of:=[.C16]*[.F16]" office:value-type="currency" office:currency="USD" office:value="2" calcext:value-type="currency">
            <text:p>$2.00</text:p>
          </table:table-cell>
          <table:table-cell table:formula="of:=[.D16]*[.F16]" office:value-type="currency" office:currency="USD" office:value="1" calcext:value-type="currency">
            <text:p>$1.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16]*[.B16]" office:value-type="currency" office:currency="USD" office:value="1.75" calcext:value-type="currency">
            <text:p>$1.75</text:p>
          </table:table-cell>
          <table:table-cell table:formula="of:=[.K16]*[.C16]" office:value-type="currency" office:currency="USD" office:value="2" calcext:value-type="currency">
            <text:p>$2.00</text:p>
          </table:table-cell>
          <table:table-cell table:formula="of:=[.K16]*[.D16]"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string" calcext:value-type="string">
            <text:p>Liquid Paper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3" calcext:value-type="currency">
            <text:p>$3.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7]*[.F17]" office:value-type="currency" office:currency="USD" office:value="2" calcext:value-type="currency">
            <text:p>$2.00</text:p>
          </table:table-cell>
          <table:table-cell table:formula="of:=[.C17]*[.F17]" office:value-type="currency" office:currency="USD" office:value="1" calcext:value-type="currency">
            <text:p>$1.00</text:p>
          </table:table-cell>
          <table:table-cell table:formula="of:=[.D17]*[.F17]" office:value-type="currency" office:currency="USD" office:value="3" calcext:value-type="currency">
            <text:p>$3.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17]*[.B17]" office:value-type="currency" office:currency="USD" office:value="2" calcext:value-type="currency">
            <text:p>$2.00</text:p>
          </table:table-cell>
          <table:table-cell table:formula="of:=[.K17]*[.C17]" office:value-type="currency" office:currency="USD" office:value="1" calcext:value-type="currency">
            <text:p>$1.00</text:p>
          </table:table-cell>
          <table:table-cell table:formula="of:=[.K17]*[.D17]" office:value-type="currency" office:currency="USD" office:value="3" calcext:value-type="currency">
            <text:p>$3.0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WaltMart</text:p>
          </table:table-cell>
          <table:table-cell table:style-name="Default" office:value-type="string" calcext:value-type="string">
            <text:p>Dollar Trap</text:p>
          </table:table-cell>
          <table:table-cell table:style-name="Default" office:value-type="string" calcext:value-type="string">
            <text:p>Office Repo</text:p>
          </table:table-cell>
          <table:table-cell table:number-columns-repeated="2"/>
          <table:table-cell table:style-name="Default" office:value-type="string" calcext:value-type="string">
            <text:p>WaltMart</text:p>
          </table:table-cell>
          <table:table-cell table:style-name="Default" office:value-type="string" calcext:value-type="string">
            <text:p>Dollar Trap</text:p>
          </table:table-cell>
          <table:table-cell table:style-name="Default" office:value-type="string" calcext:value-type="string">
            <text:p>Office Repo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Total</text:p>
          </table:table-cell>
          <table:table-cell table:formula="of:=SUM([.G3:.G17])" office:value-type="currency" office:currency="USD" office:value="82.79" calcext:value-type="currency">
            <text:p>$82.79</text:p>
          </table:table-cell>
          <table:table-cell table:formula="of:=SUM([.H3:.H17])" office:value-type="currency" office:currency="USD" office:value="87.54" calcext:value-type="currency">
            <text:p>$87.54</text:p>
          </table:table-cell>
          <table:table-cell table:formula="of:=SUM([.I3:.I17])" office:value-type="currency" office:currency="USD" office:value="103.29" calcext:value-type="currency">
            <text:p>$103.29</text:p>
          </table:table-cell>
          <table:table-cell/>
          <table:table-cell office:value-type="string" calcext:value-type="string">
            <text:p>Total</text:p>
          </table:table-cell>
          <table:table-cell table:formula="of:=SUM([.L3:.L17])" office:value-type="currency" office:currency="USD" office:value="170.81" calcext:value-type="currency">
            <text:p>$170.81</text:p>
          </table:table-cell>
          <table:table-cell table:formula="of:=SUM([.M3:.M17])" office:value-type="currency" office:currency="USD" office:value="193.36" calcext:value-type="currency">
            <text:p>$193.36</text:p>
          </table:table-cell>
          <table:table-cell table:formula="of:=SUM([.N3:.N17])" office:value-type="currency" office:currency="USD" office:value="217.81" calcext:value-type="currency">
            <text:p>$217.81</text:p>
          </table:table-cell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`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Unifon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7:22:57.714967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0T06:49:51.536136405</meta:creation-date>
    <meta:generator>LibreOffice/7.1.1.2$Linux_X86_64 LibreOffice_project/10$Build-2</meta:generator>
    <dc:date>2021-03-10T17:45:56.010342291</dc:date>
    <meta:editing-duration>PT36M40S</meta:editing-duration>
    <meta:editing-cycles>27</meta:editing-cycles>
    <meta:document-statistic meta:table-count="1" meta:cell-count="20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58cm" svg:y="0.209cm" chart:style-name="ch2">
          <text:p>Total shopping price for different stores
Susan</text:p>
        </chart:title>
        <chart:plot-area chart:style-name="ch3" table:cell-range-address="Sheet1.G18:Sheet1.I19" chart:data-source-has-labels="row" svg:x="1.331cm" svg:y="1.83cm" svg:width="14.349cm" svg:height="6.009cm">
          <chart:coordinate-region svg:x="2.958cm" svg:y="2.029cm" svg:width="12.722cm" svg:height="5.163cm"/>
          <chart:axis chart:dimension="x" chart:name="primary-x" chart:style-name="ch4" chartooo:axis-type="auto">
            <chartooo:date-scale/>
            <chart:title svg:x="7.204cm" svg:y="8.019cm" chart:style-name="ch5">
              <text:p>Name Of Stores</text:p>
            </chart:title>
            <chart:categories table:cell-range-address="Sheet1.G18:Sheet1.I18"/>
          </chart:axis>
          <chart:axis chart:dimension="y" chart:name="primary-y" chart:style-name="ch6">
            <chart:title svg:x="0.451cm" svg:y="6.532cm" chart:style-name="ch7">
              <text:p>Total Shopping Price</text:p>
            </chart:title>
            <chart:grid chart:style-name="ch8" chart:class="major"/>
          </chart:axis>
          <chart:series chart:style-name="ch9" chart:values-cell-range-address="Sheet1.G19:Sheet1.I19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tMart</text:p>
                <draw:g>
                  <svg:desc>Sheet1.G18:Sheet1.I18</svg:desc>
                </draw:g>
              </table:table-cell>
              <table:table-cell office:value-type="string">
                <text:p>Dollar Trap</text:p>
              </table:table-cell>
              <table:table-cell office:value-type="string">
                <text:p>Office Repo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82.79">
                <text:p>82.79</text:p>
                <draw:g>
                  <svg:desc>Sheet1.G19:Sheet1.I19</svg:desc>
                </draw:g>
              </table:table-cell>
              <table:table-cell office:value-type="float" office:value="87.54">
                <text:p>87.54</text:p>
              </table:table-cell>
              <table:table-cell office:value-type="float" office:value="103.29">
                <text:p>103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29cm" svg:y="0.316cm" chart:style-name="ch2">
          <text:p>Total Shopping Price For Different Stores</text:p>
        </chart:title>
        <chart:subtitle svg:x="7.972cm" svg:y="1.301cm" chart:style-name="ch3">
          <text:p>Tim</text:p>
        </chart:subtitle>
        <chart:plot-area chart:style-name="ch4" table:cell-range-address="Sheet1.L18:Sheet1.N19" chart:data-source-has-labels="row" svg:x="1.331cm" svg:y="2.19cm" svg:width="14.349cm" svg:height="5.649cm">
          <chart:coordinate-region svg:x="2.958cm" svg:y="2.389cm" svg:width="12.722cm" svg:height="4.803cm"/>
          <chart:axis chart:dimension="x" chart:name="primary-x" chart:style-name="ch5" chartooo:axis-type="auto">
            <chartooo:date-scale/>
            <chart:title svg:x="7.204cm" svg:y="8.019cm" chart:style-name="ch6">
              <text:p>Name Of Stores</text:p>
            </chart:title>
            <chart:categories table:cell-range-address="Sheet1.L18:Sheet1.N18"/>
          </chart:axis>
          <chart:axis chart:dimension="y" chart:name="primary-y" chart:style-name="ch7">
            <chart:title svg:x="0.451cm" svg:y="6.712cm" chart:style-name="ch8">
              <text:p>Total Shopping Price</text:p>
            </chart:title>
            <chart:grid chart:style-name="ch9" chart:class="major"/>
          </chart:axis>
          <chart:series chart:style-name="ch10" chart:values-cell-range-address="Sheet1.L19:Sheet1.N1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tMart</text:p>
                <draw:g>
                  <svg:desc>Sheet1.L18:Sheet1.N18</svg:desc>
                </draw:g>
              </table:table-cell>
              <table:table-cell office:value-type="string">
                <text:p>Dollar Trap</text:p>
              </table:table-cell>
              <table:table-cell office:value-type="string">
                <text:p>Office Repo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170.81">
                <text:p>170.81</text:p>
                <draw:g>
                  <svg:desc>Sheet1.L19:Sheet1.N19</svg:desc>
                </draw:g>
              </table:table-cell>
              <table:table-cell office:value-type="float" office:value="193.36">
                <text:p>193.36</text:p>
              </table:table-cell>
              <table:table-cell office:value-type="float" office:value="217.81">
                <text:p>217.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